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Roman" style:font-family-generic="roman" style:font-pitch="variable"/>
    <style:font-face style:name="CMU Serif1" svg:font-family="'CMU Serif'" style:font-adornments="Regular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Itálico" style:font-family-generic="roman" style:font-pitch="variable"/>
    <style:font-face style:name="CMU Typewriter Text" svg:font-family="'CMU Typewriter Text'" style:font-adornments="Clar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/>
  </office:font-face-decls>
  <office:automatic-styles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Seção">
      <style:text-properties officeooo:paragraph-rsid="028da779"/>
    </style:style>
    <style:style style:name="P3" style:family="paragraph" style:parent-style-name="Pré-título">
      <style:paragraph-properties fo:text-align="start" style:justify-single-word="false"/>
      <style:text-properties officeooo:paragraph-rsid="02742469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/>
      <style:text-properties fo:color="#000000" loext:opacity="100%" style:font-name="CMU Serif" fo:font-weight="bold" officeooo:rsid="03c38d8e" officeooo:paragraph-rsid="03c38d8e" style:font-weight-asian="bold" style:font-weight-complex="bold"/>
    </style:style>
    <style:style style:name="P5" style:family="paragraph" style:parent-style-name="Standard">
      <style:paragraph-properties fo:margin-left="0cm" fo:margin-right="0cm" fo:margin-top="0.101cm" fo:margin-bottom="0.101cm" style:contextual-spacing="false" fo:text-indent="0cm" style:auto-text-indent="false" fo:break-before="page"/>
      <style:text-properties fo:color="#000000" loext:opacity="100%" style:font-name="CMU Serif" fo:font-weight="bold" officeooo:rsid="03c38d8e" officeooo:paragraph-rsid="03c38d8e" style:font-weight-asian="bold" style:font-weight-complex="bold"/>
    </style:style>
    <style:style style:name="P6" style:family="paragraph" style:parent-style-name="Título_20_do_20_relatório">
      <style:text-properties officeooo:paragraph-rsid="038e6157"/>
    </style:style>
    <style:style style:name="P7" style:family="paragraph" style:parent-style-name="Título_20_Seção">
      <style:text-properties officeooo:paragraph-rsid="03f5d986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3f5d986"/>
    </style:style>
    <style:style style:name="P9" style:family="paragraph" style:parent-style-name="Text_20_body">
      <style:paragraph-properties fo:line-height="150%"/>
      <style:text-properties fo:color="#000000" loext:opacity="100%" style:font-name="CMU Serif" fo:font-weight="normal" officeooo:rsid="03fa3c64" officeooo:paragraph-rsid="03fa3c64" fo:background-color="transparent" style:font-weight-asian="normal" style:font-weight-complex="normal"/>
    </style:style>
    <style:style style:name="P10" style:family="paragraph" style:parent-style-name="Text_20_body">
      <style:text-properties fo:color="#000000" loext:opacity="100%" style:font-name="CMU Serif" fo:font-weight="normal" officeooo:rsid="03fceb63" officeooo:paragraph-rsid="03fceb63" fo:background-color="transparent" style:font-weight-asian="normal" style:font-weight-complex="normal"/>
    </style:style>
    <style:style style:name="P11" style:family="paragraph" style:parent-style-name="Text_20_body" style:list-style-name="L2">
      <style:text-properties fo:color="#000000" loext:opacity="100%" style:font-name="CMU Serif" fo:font-weight="normal" officeooo:rsid="03ffda05" officeooo:paragraph-rsid="03ffda05" fo:background-color="transparent" style:font-weight-asian="normal" style:font-weight-complex="normal"/>
    </style:style>
    <style:style style:name="P12" style:family="paragraph" style:parent-style-name="Text_20_body" style:list-style-name="L6">
      <style:text-properties fo:color="#000000" loext:opacity="100%" style:font-name="CMU Serif" fo:font-weight="normal" officeooo:rsid="03ffda05" officeooo:paragraph-rsid="04065a37" fo:background-color="transparent" style:font-weight-asian="normal" style:font-weight-complex="normal"/>
    </style:style>
    <style:style style:name="P13" style:family="paragraph" style:parent-style-name="Text_20_body" style:list-style-name="L2">
      <style:text-properties fo:color="#000000" loext:opacity="100%" style:font-name="CMU Serif" fo:font-weight="normal" officeooo:rsid="0401b255" officeooo:paragraph-rsid="0401b255" fo:background-color="transparent" style:font-weight-asian="normal" style:font-weight-complex="normal"/>
    </style:style>
    <style:style style:name="P14" style:family="paragraph" style:parent-style-name="Text_20_body" style:list-style-name="L7">
      <style:text-properties fo:color="#000000" loext:opacity="100%" style:font-name="CMU Serif" fo:font-weight="normal" officeooo:rsid="0401b255" officeooo:paragraph-rsid="0401b255" fo:background-color="transparent" style:font-weight-asian="normal" style:font-weight-complex="normal"/>
    </style:style>
    <style:style style:name="P15" style:family="paragraph" style:parent-style-name="Text_20_body">
      <style:text-properties fo:color="#000000" loext:opacity="100%" style:font-name="CMU Serif" fo:font-weight="normal" officeooo:rsid="0407180f" officeooo:paragraph-rsid="04099268" fo:background-color="transparent" style:font-weight-asian="normal" style:font-weight-complex="normal"/>
    </style:style>
    <style:style style:name="P16" style:family="paragraph" style:parent-style-name="Text_20_body">
      <style:text-properties fo:color="#000000" loext:opacity="100%" style:font-name="CMU Serif" fo:font-weight="normal" officeooo:rsid="040b1e20" officeooo:paragraph-rsid="040b1e20" fo:background-color="transparent" style:font-weight-asian="normal" style:font-weight-complex="normal"/>
    </style:style>
    <style:style style:name="P17" style:family="paragraph" style:parent-style-name="Text_20_body">
      <style:text-properties fo:color="#000000" loext:opacity="100%" style:font-name="CMU Serif" fo:font-weight="normal" officeooo:rsid="040e921c" officeooo:paragraph-rsid="040e921c" fo:background-color="transparent" style:font-weight-asian="normal" style:font-weight-complex="normal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loext:opacity="100%" style:font-name="CMU Serif2" fo:font-size="12pt" fo:font-weight="bold" officeooo:rsid="03f5d986" fo:background-color="transparent" loext:char-shading-value="0" style:font-size-asian="10.5pt" style:font-weight-asian="bold" style:font-size-complex="10.5pt" style:font-weight-complex="bold"/>
    </style:style>
    <style:style style:name="T3" style:family="text">
      <style:text-properties fo:font-variant="small-caps" fo:color="#000000" loext:opacity="100%" style:text-position="0% 100%" style:font-name="CMU Serif2" fo:font-size="12pt" fo:font-style="normal" fo:font-weight="bold" officeooo:rsid="03fa3c64" fo:background-color="transparent" loext:char-shading-value="0" style:font-size-asian="10.5pt" style:font-weight-asian="bold" style:font-size-complex="10.5pt" style:font-weight-complex="bold"/>
    </style:style>
    <style:style style:name="T4" style:family="text">
      <style:text-properties fo:font-variant="small-caps" fo:color="#666666" loext:opacity="100%" style:text-position="0% 100%" style:font-name="CMU Serif1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5" style:family="text">
      <style:text-properties fo:font-variant="small-caps" fo:color="#666666" loext:opacity="100%" style:text-position="0% 100%" style:font-name="CMU Serif1" fo:font-size="10.5pt" fo:font-style="normal" fo:font-weight="bold" officeooo:rsid="03f5d986" fo:background-color="transparent" loext:char-shading-value="0" style:font-size-asian="10.5pt" style:font-weight-asian="bold" style:font-size-complex="10.5pt" style:font-weight-complex="bold"/>
    </style:style>
    <style:style style:name="T6" style:family="text">
      <style:text-properties fo:font-variant="small-caps" fo:color="#ffffff" loext:opacity="100%" style:font-name="CMU Serif" fo:font-size="12pt" fo:font-style="normal" fo:font-weight="normal" officeooo:rsid="02742469" fo:background-color="transparent" loext:char-shading-value="0"/>
    </style:style>
    <style:style style:name="T7" style:family="text">
      <style:text-properties fo:font-variant="small-caps" fo:color="#ffffff" loext:opacity="100%" style:font-name="CMU Serif" fo:font-size="12pt" fo:font-style="normal" fo:font-weight="normal" officeooo:rsid="03fa3c64" fo:background-color="transparent" loext:char-shading-value="0"/>
    </style:style>
    <style:style style:name="T8" style:family="text">
      <style:text-properties fo:font-variant="small-caps" fo:color="#ffffff" loext:opacity="100%" style:text-line-through-style="none" style:text-line-through-type="none" style:font-name="CMU Serif2" fo:font-size="16pt" fo:font-style="normal" style:text-underline-style="none" fo:font-weight="bold" officeooo:rsid="03f5d986" fo:background-color="transparent" loext:char-shading-value="0" style:font-size-asian="16pt" style:font-size-complex="16pt"/>
    </style:style>
    <style:style style:name="T9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3fe8393" style:font-weight-asian="normal" style:font-weight-complex="normal"/>
    </style:style>
    <style:style style:name="T13" style:family="text">
      <style:text-properties officeooo:rsid="03fab638"/>
    </style:style>
    <style:style style:name="T14" style:family="text">
      <style:text-properties officeooo:rsid="03ffda0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4033e17" style:font-style-asian="italic" style:font-style-complex="italic"/>
    </style:style>
    <style:style style:name="T17" style:family="text">
      <style:text-properties officeooo:rsid="04033e17"/>
    </style:style>
    <style:style style:name="T18" style:family="text">
      <style:text-properties officeooo:rsid="04033f60"/>
    </style:style>
    <style:style style:name="T19" style:family="text">
      <style:text-properties officeooo:rsid="0403dcde"/>
    </style:style>
    <style:style style:name="T20" style:family="text">
      <style:text-properties officeooo:rsid="0404e49e"/>
    </style:style>
    <style:style style:name="T21" style:family="text">
      <style:text-properties officeooo:rsid="0405aa85"/>
    </style:style>
    <style:style style:name="T22" style:family="text">
      <style:text-properties officeooo:rsid="04065a37"/>
    </style:style>
    <style:style style:name="T23" style:family="text">
      <style:text-properties officeooo:rsid="0406e5c7"/>
    </style:style>
    <style:style style:name="T24" style:family="text">
      <style:text-properties officeooo:rsid="0407d9ab"/>
    </style:style>
    <style:style style:name="T25" style:family="text">
      <style:text-properties officeooo:rsid="0408d5d3"/>
    </style:style>
    <style:style style:name="T26" style:family="text">
      <style:text-properties officeooo:rsid="04099268"/>
    </style:style>
    <style:style style:name="T27" style:family="text">
      <style:text-properties officeooo:rsid="040cf933"/>
    </style:style>
    <style:style style:name="T28" style:family="text">
      <style:text-properties officeooo:rsid="040e921c"/>
    </style:style>
    <style:style style:name="T29" style:family="text">
      <style:text-properties officeooo:rsid="040f724f"/>
    </style:style>
    <style:style style:name="T30" style:family="text">
      <style:text-properties officeooo:rsid="0411692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REO </text:span><text:span text:style-name="T7">9</text:span><text:span text:style-name="T6"> – Gestão de Tecnologia da Informação</text:span></text:p>
      <text:p text:style-name="P6"><text:span text:style-name="T8">Conhecendo um Catálogo de Serviços</text:span></text:p>
      <text:p text:style-name="P1">Pedro Antônio de Souza <text:span text:style-name="T1">(</text:span>201810557<text:span text:style-name="T1">)</text:span></text:p>
      <text:p text:style-name="P2"><text:span text:style-name="Numeração_20_de_20_questão"><text:span text:style-name="T9">1. </text:span></text:span><text:span text:style-name="Numeração_20_de_20_questão"><text:span text:style-name="T2">Diferença entre Catálogo de Serviços e Portfólio de Serviços</text:span></text:span></text:p>
      <text:p text:style-name="P9">O <text:span text:style-name="T10">Catálogo de Serviços</text:span> é um documento <text:span text:style-name="T13">no</text:span> <text:span text:style-name="T13">qual a área de </text:span>TI <text:span text:style-name="T13">lista seus </text:span>serviços <text:span text:style-name="T13">disponíveis</text:span>. Além disso, é detalhado o tempo de execução, os objetivos e custos dos serviços. <text:span text:style-name="T13">Seu objetivo é otimizar a prestação de serviços, reduzir custos e melhorar a comunicação entre a TI e as demais áreas de gestão.</text:span></text:p>
      <text:p text:style-name="P9">O <text:span text:style-name="T10">Portfólio de Serviços</text:span>, por sua vez, é um documento formado por três partes: (1) Serviços Obsoletos, que apresenta os serviços que <text:span text:style-name="T13">a TI</text:span> já prest<text:span text:style-name="T13">ou</text:span> à organização; (2) Funil, que apresenta os serviços em <text:span text:style-name="T13">fase</text:span> projeto; (<text:span text:style-name="T13">3</text:span>) <text:span text:style-name="T13">Catálogo de Serviços, já explicado anteriormente</text:span>. <text:span text:style-name="T13">Através desse documento é possível avaliar o alinhamento entre os serviços em fase de projeto e os objetivos da organização.</text:span></text:p>
      <text:p text:style-name="P2"><text:span text:style-name="Numeração_20_de_20_questão"><text:span text:style-name="T4">2. </text:span></text:span><text:span text:style-name="Numeração_20_de_20_questão"><text:span text:style-name="T3">Passos para desenvolvimento e disponibilização de um catálogo de serviços</text:span></text:span></text:p>
      <text:p text:style-name="P10"><text:span text:style-name="T14">Através da leitura do artigo de</text:span> Motta (2016), <text:span text:style-name="T14">entende-se que os seguintes passos são necessários para que uma organização desenvolva e disponibilize um Catálogo de Serviços:</text:span></text:p>
      <text:list xml:id="list3165419339" text:style-name="L2">
        <text:list-item>
          <text:p text:style-name="P11">Elaborar uma boa arquitetura de informações</text:p>
        </text:list-item>
      </text:list>
      <text:list xml:id="list2636070101" text:style-name="L6">
        <text:list-item>
          <text:list>
            <text:list-item>
              <text:p text:style-name="P12"><text:span text:style-name="T22">Primeiramente, é importante que a área de TI da organização defina bem os serviços disponíveis.</text:span></text:p>
            </text:list-item>
            <text:list-item>
              <text:p text:style-name="P12"><text:span text:style-name="T22">Além disso, é importante </text:span>que todos os serviços disponíveis <text:span text:style-name="T19">sejam organizados de forma que facilite </text:span><text:span text:style-name="T22">o acesso e consulta</text:span><text:span text:style-name="T19">.</text:span> <text:span text:style-name="T19">O</text:span> artigo cita a execução de entrevistas, grupos de foco, <text:span text:style-name="T22">e a utilização</text:span> de técnicas de <text:span text:style-name="T15">card sort</text:span><text:span text:style-name="T16">ing</text:span> para que o resultado obtido forneça uma boa experiência de usuário.</text:p>
            </text:list-item>
          </text:list>
        </text:list-item>
      </text:list>
      <text:list xml:id="list225459519651439" text:continue-list="list3165419339" text:style-name="L2">
        <text:list-item>
          <text:p text:style-name="P13">Utilizar um software de gerência de serviços <text:span text:style-name="T17">(ITSM)</text:span></text:p>
        </text:list-item>
      </text:list>
      <text:list xml:id="list697651458" text:style-name="L7">
        <text:list-item>
          <text:list>
            <text:list-item>
              <text:p text:style-name="P14">Apesar do <text:span text:style-name="T17">ITSM</text:span> <text:span text:style-name="T17">citado pelo artigo possuir problemas de usabilidade, ele é </text:span><text:span text:style-name="T18">foi um grande</text:span><text:span text:style-name="T17"> </text:span><text:span text:style-name="T18">facilitador no atendimento aos usuários </text:span><text:span text:style-name="T21">e a integração do </text:span><text:soft-page-break/><text:span text:style-name="T21">atendimento com os demais processos</text:span><text:span text:style-name="T18">. </text:span><text:span text:style-name="T20">O ITSM deve ser integrável com o Catálogo de Serviços para evitar inconsistências de </text:span><text:span text:style-name="T23">oferta de </text:span><text:span text:style-name="T20">serviços </text:span><text:span text:style-name="T23">ou</text:span><text:span text:style-name="T20"> na abertura de requisições </text:span><text:span text:style-name="T23">e </text:span><text:span text:style-name="T20">relatos de incidentes.</text:span></text:p>
            </text:list-item>
          </text:list>
        </text:list-item>
      </text:list>
      <text:p text:style-name="P7"><text:span text:style-name="Numeração_20_de_20_questão"><text:span text:style-name="T5">3</text:span></text:span><text:span text:style-name="Numeração_20_de_20_questão"><text:span text:style-name="T4">. </text:span></text:span><text:span text:style-name="Numeração_20_de_20_questão"><text:span text:style-name="T3">Comparativo entre os catálogos de serviços da DGTI/UFLA e UFRGS</text:span></text:span></text:p>
      <text:p text:style-name="P15">Ao observar a tela inicial do Catálogo de Serviços de TI da UFLA<text:note text:id="ftn0" text:note-class="footnote"><text:note-citation>1</text:note-citation><text:note-body><text:p text:style-name="Footnote">https://servicosti.ufla.br</text:p></text:note-body></text:note>, <text:span text:style-name="T24">é possível perceber uma forte semelhança com o </text:span><text:span text:style-name="T25">leiaute do</text:span><text:span text:style-name="T24"> Catálogo apresentado no artigo de Motta (2016). </text:span><text:span text:style-name="T25">Em ambas as páginas, a listagem de categorias de serviços é a informação de maior destaque. Observa-se, porém, que o Catálogo da UFLA possui menos categorias.</text:span></text:p>
      <text:p text:style-name="P15"><text:span text:style-name="T26">O Catálogo da UFLA, diferentemente do apresentado por Motta (2016), </text:span><text:span text:style-name="T25">não disponibiliza listagem de todos os serviços dispostos em ordem lexicográfica. </text:span><text:span text:style-name="T26">A falta dessa lista pode ser um dificultador no acesso ao serviço, já que o usuário deve navegar pelas categorias para encontrar o serviço desejado.</text:span></text:p>
      <text:p text:style-name="P16">Os Catálogos também se diferem ao acessar uma categoria: enquanto o da UFRGS apresenta <text:span text:style-name="T27">o nome e </text:span>uma breve descrição para cada serviço <text:span text:style-name="T27">pertencente àquela categoria, o da UFLA apresenta apenas o nome dos serviços. Isso dificulta o entendimento </text:span><text:span text:style-name="T28">d</text:span><text:span text:style-name="T27">o usuário leigo, já que ele ainda deve navegar até a página do serviço para </text:span><text:span text:style-name="T28">obter suas informações</text:span><text:span text:style-name="T27">.</text:span></text:p>
      <text:p text:style-name="P17">Já na página de um serviço, os <text:span text:style-name="T29">C</text:span>atálogos <text:span text:style-name="T29">apresentam</text:span> <text:span text:style-name="T29">seções com nomes distintos, mas com objetivos </text:span>parecidos. <text:span text:style-name="T29">As seções informam, por exemplo, o público-alvo, </text:span><text:span text:style-name="T30">explicações de uso do serviço e restrições. Porém, pode-se dizer que o Catálogo da UFRGS ainda possui vantagem em relação à disponibilização de informações para o usuário, já que possui seções de serviços relacionados (que facilita o acesso caso o usuário tenha acessado o serviço incorreto, por exemplo), documentação (mantém boa organização das informações para aqueles que desejam solicitar o serviço) e perguntas frequentes (remove a necessidade de contato com atendentes para esclarecimentos).</text:span></text:p>
      <text:p text:style-name="P8"><text:span text:style-name="Corpo"/></text:p>
      <text:p text:style-name="P5">Referências</text:p>
      <text:p text:style-name="P4"><text:span text:style-name="T12">MOTTA</text:span><text:span text:style-name="T11">, T. S. </text:span>O Catálogo e Serviços de TI da UFRGS: do desenvolvimento à implantação<text:span text:style-name="T11">. Em: X Workshop de Tecnologia de Informação e Comunicação das Instituições Federais de Ensino Superior, Gramado (2016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Roman" style:font-family-generic="roman" style:font-pitch="variable"/>
    <style:font-face style:name="CMU Serif1" svg:font-family="'CMU Serif'" style:font-adornments="Regular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Itálico" style:font-family-generic="roman" style:font-pitch="variable"/>
    <style:font-face style:name="CMU Typewriter Text" svg:font-family="'CMU Typewriter Text'" style:font-adornments="Clar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loext:opacity="100%" style:font-name="CMU Serif" fo:font-family="'CMU Serif'" style:font-style-name="Roman" style:font-family-generic="roman" style:font-pitch="variable" fo:font-weight="normal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loext:hidden="true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loext:hidden="true" style:hidden="true" style:parent-style-name="Standard" style:class="extra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loext:hidden="true" style:hidden="true" style:parent-style-name="Caption" style:class="extra"/>
    <style:style style:name="Illustration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Drawing" style:family="paragraph" loext:hidden="true" style:hidden="true" style:parent-style-name="Caption" style:class="extra"/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style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style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loext:opacity="100%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style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gradient-step-count="0" draw:fill-hatch-solid="false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style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loext:opacity="100%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style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1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style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style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style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loext:opacity="100%" style:font-name="CMU Serif1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loext:opacity="100%" fo:font-size="10pt" fo:background-color="#dddddd"/>
    </style:style>
    <style:style style:name="Corpo" style:family="text">
      <style:text-properties style:font-name="CMU Serif1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loext:opacity="100%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loext:opacity="100%" style:text-position="0% 100%" style:font-name="CMU Serif1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loext:num-list-format="%1%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23T16:40:29.928421003</meta:creation-date>
    <dc:date>2021-11-17T22:54:57.546000000</dc:date>
    <meta:editing-duration>PT3H10M5S</meta:editing-duration>
    <meta:editing-cycles>130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21" meta:word-count="620" meta:character-count="3874" meta:non-whitespace-character-count="3279"/>
  </office:meta>
</office:document-meta>
</file>